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enkins + Mave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1. Jenkins</text:p>
            <text:p>2. Maven</text:p>
            <text:p>3. Tích hợp Jenkins, Maven, githu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4T21:33:16.559000000</meta:creation-date>
    <dc:date>2024-08-14T21:40:06.548000000</dc:date>
    <meta:editing-duration>PT6M51S</meta:editing-duration>
    <meta:editing-cycles>1</meta:editing-cycles>
    <meta:document-statistic meta:object-count="25"/>
    <meta:generator>LibreOffice/24.2.4.2$Windows_X86_64 LibreOffice_project/51a6219feb6075d9a4c46691dcfe0cd9c4fff3c2</meta:generator>
  </office:meta>
</office:document-meta>
</file>